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Helv1" svg:font-family="Helv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423cm" fo:text-indent="0cm" style:auto-text-indent="false" style:writing-mode="lr-tb"/>
      <style:text-properties style:font-name="Calibri" fo:font-size="28pt" fo:language="sg" fo:country="CF" fo:font-weight="bold" style:font-size-asian="28pt" style:font-weight-asian="bold" style:font-name-complex="Calibri1" style:font-size-complex="2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23cm" fo:text-indent="0cm" style:auto-text-indent="false" style:writing-mode="lr-tb"/>
      <style:text-properties style:font-name="Calibri" fo:font-size="16pt" fo:language="sg" fo:country="CF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423cm" fo:text-indent="0cm" style:auto-text-indent="false" style:writing-mode="lr-tb"/>
      <style:text-properties fo:language="sg" fo:country="CF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style:line-height-at-least="0.423cm" fo:text-indent="0cm" style:auto-text-indent="false" style:writing-mode="lr-tb"/>
      <style:text-properties fo:language="sg" fo:country="CF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style:line-height-at-least="0.423cm" fo:text-indent="0cm" style:auto-text-indent="false" style:page-number="auto" style:writing-mode="lr-tb"/>
      <style:text-properties style:font-name="Calibri" fo:font-size="28pt" fo:language="sg" fo:country="CF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Calibri" fo:font-size="16pt" fo:language="sg" fo:country="CF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fo:language="sg" fo:country="CF"/>
    </style:style>
    <style:style style:name="T1" style:family="text">
      <style:text-properties style:font-name="Calibri" fo:font-size="28pt" fo:font-weight="bold" style:font-size-asian="28pt" style:font-weight-asian="bold" style:font-name-complex="Calibri1" style:font-size-complex="28pt" style:font-weight-complex="bold"/>
    </style:style>
    <style:style style:name="T2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Calibri" fo:font-size="28pt" fo:language="fr" fo:country="FR" fo:font-weight="bold" style:font-size-asian="28pt" style:font-weight-asian="bold" style:font-name-complex="Calibri1" style:font-size-complex="28pt" style:font-weight-complex="bold"/>
    </style:style>
    <style:style style:name="T4" style:family="text">
      <style:text-properties style:font-name="Calibri" fo:font-size="28pt" fo:language="fr" fo:country="FR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size="14pt" fo:font-style="italic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T6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h text:style-name="P7" text:outline-level="1"><text:span text:style-name="T1">Ë mä toto tî âgerê mbëtï kûê na sängö</text:span></text:h>
      <text:h text:style-name="P7" text:outline-level="1"><text:span text:style-name="T1">Ë bâa süngö gerê tî âmbëtï ngâ na sängö</text:span></text:h>
      <text:h text:style-name="P7" text:outline-level="1"><text:span text:style-name="T1">Babâ, mamâ, môlengê --ë manda nzönî</text:span></text:h>
      <text:h text:style-name="P7" text:outline-level="1"><text:span text:style-name="T1">Töngana ë yê tî dîko mbëtï nzönî.</text:span></text:h>
      <text:p text:style-name="P9"/>
      <text:p text:style-name="P6"><text:span text:style-name="T1">a<text:tab/>A<text:tab/><text:tab/>Bâgara tî âta agä,</text:span></text:p>
      <text:p text:style-name="P6"><text:span text:style-name="T1">b<text:tab/>B<text:tab/><text:tab/>lo buba bongö tî babâ.</text:span></text:p>
      <text:p text:style-name="P6"><text:span text:style-name="T1">d<text:tab/>D<text:tab/><text:tab/>Deku adö dödö tî lo.</text:span></text:p>
      <text:p text:style-name="P6"><text:span text:style-name="T1">e<text:tab/>E<text:tab/><text:tab/>Ë te lê tî këkë sô.</text:span></text:p>
      <text:p text:style-name="P2"/>
      <text:p text:style-name="P6"><text:span text:style-name="T1">f<text:tab/>F<text:tab/><text:tab/>Lo fâ fondo fadë fadë.</text:span></text:p>
      <text:p text:style-name="P6"><text:span text:style-name="T1">g<text:tab/>G<text:tab/><text:tab/>Lo gi gügü kâ na garâ.</text:span></text:p>
      <text:p text:style-name="P6"><text:span text:style-name="T1">gb<text:tab/>Gb<text:tab/><text:tab/>Gbânda agbû lo na gbakö.</text:span></text:p>
      <text:p text:style-name="P6"><text:span text:style-name="T1">h<text:tab/>H<text:tab/><text:tab/>Lo he ngîâ na hôn tî lo.</text:span></text:p>
      <text:p text:style-name="P1"><text:soft-page-break/></text:p>
      <text:p text:style-name="P6"><text:span text:style-name="T1">i<text:tab/>I<text:tab/><text:tab/>Lo îri âzo na didi.<text:tab/></text:span></text:p>
      <text:p text:style-name="P6"><text:span text:style-name="T1">k<text:tab/>K<text:tab/><text:tab/>Lo kä koko na kârâkö.</text:span></text:p>
      <text:p text:style-name="P6"><text:span text:style-name="T1">kp<text:tab/>Kp<text:tab/><text:tab/>Azî kpängäbä na kpoka.</text:span></text:p>
      <text:p text:style-name="P6"><text:span text:style-name="T1">l<text:tab/>L<text:tab/><text:tab/>Lâ alöndö sï alinda.</text:span></text:p>
      <text:p text:style-name="P2"/>
      <text:p text:style-name="P6"><text:span text:style-name="T1">m<text:tab/>M<text:tab/><text:tab/></text:span><text:span text:style-name="T2"><text:tab/><text:tab/></text:span><text:span text:style-name="T1">Âmakâko ate mângo.</text:span></text:p>
      <text:p text:style-name="P6"><text:span text:style-name="T1">mb<text:tab/>Mb<text:tab/><text:tab/>Mbênî mbo asûru mbëtï.</text:span></text:p>
      <text:p text:style-name="P6"><text:span text:style-name="T1">mv<text:tab/>Mv<text:tab/><text:tab/>Mve tî mvene mvenî akûi.</text:span></text:p>
      <text:p text:style-name="P6"><text:span text:style-name="T1">n<text:tab/>N<text:tab/><text:tab/></text:span><text:span text:style-name="T2"><text:tab/><text:tab/></text:span><text:span text:style-name="T1">Aneka nî na tênë.</text:span></text:p>
      <text:p text:style-name="P2"/>
      <text:p text:style-name="P6"><text:span text:style-name="T1">nd<text:tab/>Nd<text:tab/><text:tab/></text:span><text:span text:style-name="T2"><text:tab/><text:tab/></text:span><text:span text:style-name="T1">Ndeke ahuru na ndüzü.</text:span></text:p>
      <text:p text:style-name="P6"><text:span text:style-name="T1">ng<text:tab/>Ng<text:tab/><text:tab/></text:span><text:span text:style-name="T2"><text:tab/><text:tab/></text:span><text:span text:style-name="T1">Ngangü tî ngö na yâ tî ngû.</text:span></text:p>
      <text:p text:style-name="P6"><text:span text:style-name="T1">ngb<text:tab/>Ngb<text:tab/><text:tab/>Ngbä sô adö ngbângbâ tî ngbö.</text:span></text:p>
      <text:p text:style-name="P6"><text:span text:style-name="T1">ny<text:tab/>Ny<text:tab/><text:tab/>Nyama tî nye nyâön ate?<text:tab/></text:span></text:p>
      <text:p text:style-name="P1"><text:soft-page-break/></text:p>
      <text:p text:style-name="P6"><text:span text:style-name="T1">nz<text:tab/>Nz<text:tab/><text:tab/>Nzapä mû na ë nzönî nzö.</text:span></text:p>
      <text:p text:style-name="P6"><text:span text:style-name="T1">o<text:tab/>O<text:tab/><text:tab/>Kpoto<text:tab/>tî sâra na fotöo.</text:span></text:p>
      <text:p text:style-name="P6"><text:span text:style-name="T1">p<text:tab/>P<text:tab/><text:tab/>Mo pete pärä nî äpe.</text:span></text:p>
      <text:p text:style-name="P6"><text:span text:style-name="T1">r<text:tab/>R<text:tab/><text:tab/>Lo rô gôro na lörö.</text:span></text:p>
      <text:p text:style-name="P2"/>
      <text:p text:style-name="P6"><text:span text:style-name="T1">s<text:tab/>S<text:tab/><text:tab/>Susu asï sïngö lâsô.</text:span></text:p>
      <text:p text:style-name="P6"><text:span text:style-name="T1">t<text:tab/>T<text:tab/><text:tab/>Tawa tî tô na mafûta.</text:span></text:p>
      <text:p text:style-name="P6"><text:span text:style-name="T1">u<text:tab/>U<text:tab/><text:tab/>Turûgu alütï ndurü.</text:span></text:p>
      <text:p text:style-name="P6"><text:span text:style-name="T1">v<text:tab/>V<text:tab/><text:tab/>Lo vo vuru vekë sô.</text:span></text:p>
      <text:p text:style-name="P2"/>
      <text:p text:style-name="P6"><text:span text:style-name="T1">w<text:tab/>W<text:tab/><text:tab/>Lo wara wâ tî tô kâwa.</text:span></text:p>
      <text:p text:style-name="P6"><text:span text:style-name="T1">y<text:tab/>Y<text:tab/><text:tab/>Lo yeke na yâ tî yäkä.</text:span></text:p>
      <text:p text:style-name="P6"><text:span text:style-name="T1">z<text:tab/>Z<text:tab/><text:tab/>Ze ate zo tî zïngö dû.</text:span></text:p>
      <text:p text:style-name="P10"><text:span text:style-name="T2"><text:tab/></text:span><text:span text:style-name="T1">Gä, gä,<text:tab/>ë he bîâ sô na ngîâ.                      </text:span><text:span text:style-name="T5">(MOEHAMA Elisée, Elke KARAN)       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Helv1" svg:font-family="Helv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g" fo:country="CF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g" fo:country="CF" style:letter-kerning="true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style:line-height-at-least="0.423cm" fo:text-align="start" style:justify-single-word="false" fo:orphans="2" fo:widows="2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423cm" loext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847cm" fo:margin-bottom="0.212cm" loext:contextual-spacing="false" fo:keep-together="always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cm" loext:contextual-spacing="false" fo:keep-together="always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keep-together="always" fo:keep-with-next="always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016cm" fo:margin-right="0cm" fo:margin-top="0.423cm" fo:margin-bottom="0cm" loext:contextual-spacing="false" fo:keep-together="always" fo:text-indent="0cm" style:auto-text-indent="false" fo:keep-with-next="always"/>
      <style:text-properties fo:font-style="italic" style:font-style-asian="italic" style:font-style-complex="italic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6.985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46cm" style:type="center"/>
          <style:tab-stop style:position="16.921cm" style:type="right"/>
        </style:tab-stops>
      </style:paragraph-properties>
      <style:text-properties fo:font-size="6pt" style:font-size-asian="6pt" style:font-size-complex="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text-align="center" style:justify-single-word="false" fo:keep-together="always"/>
      <style:text-properties fo:font-style="italic" style:font-style-asian="italic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Indent_20_1" style:display-name="Indent 1" style:family="paragraph" style:parent-style-name="Standard" style:default-outline-level="">
      <style:paragraph-properties fo:margin-left="0cm" fo:margin-right="0cm" fo:text-indent="1.27cm" style:auto-text-indent="false" fo:keep-with-next="always">
        <style:tab-stops>
          <style:tab-stop style:position="1.429cm"/>
          <style:tab-stop style:position="3.175cm"/>
          <style:tab-stop style:position="8.731cm"/>
        </style:tab-stops>
      </style:paragraph-properties>
      <style:text-properties fo:font-size="13pt" style:font-size-asian="13pt" style:font-size-complex="13pt"/>
    </style:style>
    <style:style style:name="Normal_20_13" style:display-name="Normal 13" style:family="paragraph" style:parent-style-name="Standard" style:default-outline-level="">
      <style:text-properties fo:font-size="13pt" style:font-size-asian="13pt" style:font-size-complex="13pt"/>
    </style:style>
    <style:style style:name="Indent_20_1_20_justified" style:display-name="Indent 1 justified" style:family="paragraph" style:parent-style-name="Indent_20_1" style:default-outline-level="">
      <style:paragraph-properties fo:margin-left="0cm" fo:margin-right="0cm" fo:text-align="justify" style:justify-single-word="false" fo:text-indent="1.27cm" style:auto-text-indent="false" fo:keep-with-next="always">
        <style:tab-stops>
          <style:tab-stop style:position="1.429cm"/>
          <style:tab-stop style:position="3.175cm"/>
          <style:tab-stop style:position="8.731cm"/>
        </style:tab-stops>
      </style:paragraph-properties>
      <style:text-properties fo:font-size="13pt" style:font-size-asian="13pt" style:font-size-complex="13pt"/>
    </style:style>
    <style:style style:name="Indent_20_2" style:display-name="Indent 2" style:family="paragraph" style:parent-style-name="Indent_20_1" style:default-outline-level="">
      <style:paragraph-properties fo:margin-left="0cm" fo:margin-right="0cm" fo:text-indent="2.54cm" style:auto-text-indent="false" fo:keep-with-next="always">
        <style:tab-stops>
          <style:tab-stop style:position="1.429cm"/>
          <style:tab-stop style:position="3.175cm"/>
          <style:tab-stop style:position="8.731cm"/>
        </style:tab-stops>
      </style:paragraph-properties>
      <style:text-properties fo:font-size="13pt" style:font-size-asian="13pt" style:font-size-complex="13pt"/>
    </style:style>
    <style:style style:name="ST" style:family="paragraph" style:default-outline-level="">
      <style:paragraph-properties style:line-height-at-least="0.423cm" fo:text-align="center" style:justify-single-word="false" fo:orphans="2" fo:widows="2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Normal_20_hidden" style:display-name="Normal hidden" style:family="paragraph" style:parent-style-name="Standard" style:default-outline-level="">
      <style:text-properties text:display="none"/>
    </style:style>
    <style:style style:name="L1" style:family="paragraph" style:default-outline-level="">
      <style:paragraph-properties fo:margin-left="0cm" fo:margin-right="11.942cm" fo:margin-top="0.212cm" fo:margin-bottom="0cm" loext:contextual-spacing="false" style:line-height-at-least="0.423cm" fo:text-align="start" style:justify-single-word="false" fo:orphans="2" fo:widows="2" fo:text-indent="0cm" style:auto-text-indent="false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R1" style:family="paragraph" style:default-outline-level="">
      <style:paragraph-properties fo:margin-left="6.981cm" fo:margin-right="0cm" fo:margin-top="0.212cm" fo:margin-bottom="0cm" loext:contextual-spacing="false" style:line-height-at-least="0.423cm" fo:text-align="start" style:justify-single-word="false" fo:orphans="2" fo:widows="2" fo:text-indent="0cm" style:auto-text-indent="false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CH" style:family="paragraph" style:default-outline-level="">
      <style:paragraph-properties fo:margin-top="0.423cm" fo:margin-bottom="0cm" loext:contextual-spacing="false" style:line-height-at-least="0.423cm" fo:text-align="start" style:justify-single-word="false" fo:keep-together="always" fo:orphans="2" fo:widows="2" style:vertical-align="auto">
        <style:tab-stops>
          <style:tab-stop style:position="0.508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  <style:tab-stop style:position="13.208cm"/>
          <style:tab-stop style:position="14.478cm"/>
          <style:tab-stop style:position="15.748cm"/>
          <style:tab-stop style:position="17.018cm"/>
        </style:tab-stops>
      </style:paragraph-properties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P3" style:family="paragraph" style:default-outline-level="">
      <style:paragraph-properties fo:margin-top="0.212cm" fo:margin-bottom="0cm" loext:contextual-spacing="false" style:line-height-at-least="0.423cm" fo:text-align="start" style:justify-single-word="false" fo:orphans="2" fo:widows="2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P4" style:family="paragraph" style:default-outline-level="">
      <style:paragraph-properties fo:margin-top="0.212cm" fo:margin-bottom="0cm" loext:contextual-spacing="false" style:line-height-at-least="0.423cm" fo:text-align="start" style:justify-single-word="false" fo:orphans="2" fo:widows="2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P5" style:family="paragraph" style:default-outline-level="">
      <style:paragraph-properties fo:margin-left="1.011cm" fo:margin-right="0cm" fo:margin-top="0.212cm" fo:margin-bottom="0cm" loext:contextual-spacing="false" style:line-height-at-least="0.423cm" fo:text-align="start" style:justify-single-word="false" fo:orphans="2" fo:widows="2" fo:text-indent="0cm" style:auto-text-indent="false" style:vertical-align="auto"/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LE" style:family="paragraph" style:default-outline-level="">
      <style:paragraph-properties fo:margin-left="2.54cm" fo:margin-right="1.016cm" fo:margin-top="0.423cm" fo:margin-bottom="0cm" loext:contextual-spacing="false" style:line-height-at-least="0.423cm" fo:text-align="start" style:justify-single-word="false" fo:keep-together="always" fo:orphans="2" fo:widows="2" fo:text-indent="-2.54cm" style:auto-text-indent="false" style:vertical-align="auto">
        <style:tab-stops>
          <style:tab-stop style:position="2.54cm"/>
        </style:tab-stops>
      </style:paragraph-properties>
      <style:text-properties style:font-name="Helv" fo:font-family="Helv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US" style:font-name-complex="Helv1" style:font-family-complex="Helv" style:font-family-generic-complex="system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Comment_20_Text_20_Char" style:display-name="Comment Text Char" style:family="text" style:parent-style-name="Default_20_Paragraph_20_Font"/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24cm" fo:margin-bottom="1.524cm" fo:margin-left="1.778cm" fo:margin-right="1.524cm" style:writing-mode="lr-tb" style:layout-grid-color="#c0c0c0" style:layout-grid-lines="17952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***</meta:initial-creator>
    <meta:creation-date>2017-05-18T04:29:00</meta:creation-date>
    <dc:date>2023-03-07T11:46:17.505975688</dc:date>
    <meta:print-date>1993-02-23T10:37:00</meta:print-date>
    <meta:editing-cycles>4</meta:editing-cycles>
    <meta:editing-duration>PT4M42S</meta:editing-duration>
    <meta:generator>LibreOffice/6.4.7.2$Linux_X86_64 LibreOffice_project/40$Build-2</meta:generator>
    <dc:creator>Nate Marti</dc:creator>
    <meta:document-statistic meta:table-count="0" meta:image-count="0" meta:object-count="0" meta:page-count="3" meta:paragraph-count="36" meta:word-count="261" meta:character-count="1081" meta:non-whitespace-character-count="786"/>
    <meta:user-defined meta:name="Company">sil</meta:user-defined>
    <meta:user-defined meta:name="Operator">John Berthelette</meta:user-defined>
  </office:meta>
</office:document-meta>
</file>